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36:15.152596629</meta:creation-date>
    <dc:date>2024-05-27T12:37:54.593370153</dc:date>
    <meta:editing-duration>PT1M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33d9c2ded56988e8a90e6b2e771ee4e6a5ab2ba</meta:generator>
  </office:meta>
</office:document-meta>
</file>